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MPORTANCE OF LOVE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MPORTANCE OF LOVE (13:1-3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ift of tongues is useless without it (1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ift of prophecy is useless without it (13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gift of knowledge is useless without it (13:2b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gift of faith is useless without it (13:2c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gift of giving is useless without it (13:3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1 Corinthians 13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IMPORTANCE OF LOVE (13:1-3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IMPECCABILITY OF LOVE (13:4-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IMPECCABILITY OF LOVE (13:4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n relation to saints (13:4a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n relation to self (13:4b-5a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n relation to sin (13:5b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n relation to situations (13: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1 Corinthians 13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IMPORTANCE OF LOVE (13:1-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IMPECCABILITY OF LOVE (13:4-7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INDESTRUCTIBILITY OF LOVE (13:8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THE INDESTRUCTIBILITY OF LOVE (13:8-12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like the other gifts, love is permanent (13:8).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Unlike the other gifts, love is permanent (13:8).<text:s text:c="1"/></text:span><text:span text:style-name="a530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rophecy will cease (13: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ongues will cease (13:8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Knowledge will cease (13:8c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INDESTRUCTIBILITY OF LOVE (13:8-12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Unlike the other gifts, love is permanent (13: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Unlike other gifts, love is complete (13:9-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Unlike other gifts, love is complete (13:9-12):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child/adult illustration (13:9-11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child/adult illustration (13:9-11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ifts, if used without love, may be likened to the attitudes and actions of an immature child (13:9-11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Love may be likened to the attitudes and actions of a mature adult (13:11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Unlike other gifts, love is complete (13:9-12):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hild/adult illustration (13:9-11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mirror/face-to-face illustration (13:1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mirror/face-to-face illustration (13:12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n the present, through the gifts, we see but a mirror like reflection of God (13:12a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n the future, through love, we will see God face-to-face (13:12b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Unlike other gifts, love is complete (13:9-12):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child/adult illustration (13:9-1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irror/face-to-face illustration (13:1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INDESTRUCTIBILITY OF LOVE (13:8-12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Unlike the other gifts, love is permanent (13:8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Unlike other gifts, love is complete (13:9-1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1 Corinthians 13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IMPORTANCE OF LOVE (13:1-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IMPECCABILITY OF LOVE (13:4-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INDESTRUCTIBILITY OF LOVE (13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INVINCIBILITY OF LOVE (13:1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INVINCIBILITY OF LOVE (13:13)<text:s text:c="1"/></text:span><text:span text:style-name="a669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Faith and hope are among God's greatest gifts (13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Love is God's greatest gift (13:13b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13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IMPORTANCE OF LOVE (13:1-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MPECCABILITY OF LOVE (13:4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INDESTRUCTIBILITY OF LOVE (13:8-1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INVINCIBILITY OF LOVE (13: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3 </dc:title>
    <meta:initial-creator>David STRICKLAND</meta:initial-creator>
    <dc:creator>David STRICKLAND</dc:creator>
    <meta:creation-date>2020-02-22T17:26:54Z</meta:creation-date>
    <dc:date>2020-02-22T17:26:55Z</dc:date>
    <meta:template xlink:href="BibleStudy" xlink:type="simple"/>
    <meta:editing-cycles>1</meta:editing-cycles>
    <meta:editing-duration>PT0S</meta:editing-duration>
    <meta:document-statistic meta:paragraph-count="59" meta:word-count="533"/>
  </office:meta>
</office:document-meta>
</file>